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db2f8"/>
    </style:style>
    <style:style style:name="T1" style:family="text">
      <style:text-properties officeooo:rsid="001db2f8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channel-title-container"/><text:bookmark text:name="channel-title"/>The Net Ninja_<text:span text:style-name="T1">tutorials </text:span></text:h>
      <text:p text:style-name="Text_20_body"/>
      <text:section text:style-name="Sect1" text:name="contents">
        <text:section text:style-name="Sect1" text:name="Section9">
          <text:section text:style-name="Sect1" text:name="items">
            <text:section text:style-name="Sect1" text:name="hover-overlays">
              <text:p text:style-name="Standard"/>
            </text:section>
            <text:h text:style-name="Heading_20_3" text:outline-level="3"><text:a xlink:type="simple" xlink:href="https://www.youtube.com/watch?v=KeFdy1kVH4A&amp;list=PL4cUxeGkcC9iCKx06qSncuvEPZ7x1UnKD" text:style-name="Internet_20_link" text:visited-style-name="Visited_20_Internet_20_Link">Vue CLI 3 Tutorial</text:a> Updated today <text:a xlink:type="simple" xlink:href="https://www.youtube.com/playlist?list=PL4cUxeGkcC9iCKx06qSncuvEPZ7x1UnKD" text:style-name="Internet_20_link" text:visited-style-name="Visited_20_Internet_20_Link">View full playlist (3 videos)</text:a> <text:bookmark text:name="thumbnail1"/></text:h>
            <text:section text:style-name="Sect1" text:name="Section10">
              <text:p text:style-name="Text_20_body"><text:bookmark text:name="playlist-thumbnails"/><text:bookmark text:name="img7"/><text:s/><text:a xlink:type="simple" xlink:href="https://www.youtube.com/watch?v=9qsiJX8aINE&amp;list=PL4cUxeGkcC9jI1rsj6qrr1eLQZA7FnN3S" text:style-name="Internet_20_link" text:visited-style-name="Visited_20_Internet_20_Link">D3 Tutorial - The Basics</text:a> <text:bookmark text:name="metadata-line"/>Updated 2 days ago <text:a xlink:type="simple" xlink:href="https://www.youtube.com/playlist?list=PL4cUxeGkcC9jI1rsj6qrr1eLQZA7FnN3S" text:style-name="Internet_20_link" text:visited-style-name="Visited_20_Internet_20_Link">View full playlist (2 videos)</text:a> <text:bookmark text:name="thumbnail2"/></text:p>
            </text:section>
            <text:h text:style-name="Heading_20_3" text:outline-level="3"><text:a xlink:type="simple" xlink:href="https://www.youtube.com/watch?v=Oi4v5uxTY5o&amp;list=PL4cUxeGkcC9iWstfXntcj8f-dFZ4UtlN3" text:style-name="Internet_20_link" text:visited-style-name="Visited_20_Internet_20_Link">React, Redux &amp; Firebase App Tutorial</text:a> <text:bookmark text:name="metadata-line1"/>Updated 7 days ago <text:a xlink:type="simple" xlink:href="https://www.youtube.com/playlist?list=PL4cUxeGkcC9iWstfXntcj8f-dFZ4UtlN3" text:style-name="Internet_20_link" text:visited-style-name="Visited_20_Internet_20_Link">View full playlist (40 videos)</text:a> <text:bookmark text:name="thumbnail3"/></text:h>
            <text:section text:style-name="Sect1" text:name="Section22">
              <text:p text:style-name="Text_20_body"><text:bookmark text:name="playlist-thumbnails2"/><text:bookmark text:name="img9"/><text:s/><text:a xlink:type="simple" xlink:href="https://www.youtube.com/watch?v=7DvEdjFOt7M&amp;list=PL4cUxeGkcC9jticTs2l6Nt2lsybNW0-4O" text:style-name="Internet_20_link" text:visited-style-name="Visited_20_Internet_20_Link">Ninja News Flashes</text:a> <text:a xlink:type="simple" xlink:href="https://www.youtube.com/playlist?list=PL4cUxeGkcC9jticTs2l6Nt2lsybNW0-4O" text:style-name="Internet_20_link" text:visited-style-name="Visited_20_Internet_20_Link">View full playlist (2 videos)</text:a> <text:bookmark text:name="thumbnail4"/></text:p>
            </text:section>
            <text:section text:style-name="Sect1" text:name="Section28">
              <text:p text:style-name="Text_20_body"><text:bookmark text:name="playlist-thumbnails3"/><text:bookmark text:name="img10"/><text:s/><text:a xlink:type="simple" xlink:href="https://www.youtube.com/watch?v=OxIDLw0M-m0&amp;list=PL4cUxeGkcC9ij8CfkAY2RAGb-tmkNwQHG" text:style-name="Internet_20_link" text:visited-style-name="Visited_20_Internet_20_Link">Complete React Tutorial (with Redux)</text:a> <text:a xlink:type="simple" xlink:href="https://www.youtube.com/playlist?list=PL4cUxeGkcC9ij8CfkAY2RAGb-tmkNwQHG" text:style-name="Internet_20_link" text:visited-style-name="Visited_20_Internet_20_Link">View full playlist (44 videos)</text:a> <text:bookmark text:name="thumbnail5"/></text:p>
            </text:section>
            <text:section text:style-name="Sect1" text:name="Section34">
              <text:p text:style-name="Text_20_body"><text:bookmark text:name="playlist-thumbnails4"/><text:bookmark text:name="img11"/><text:s/><text:a xlink:type="simple" xlink:href="https://www.youtube.com/watch?v=gCZ3y6mQpW0&amp;list=PL4cUxeGkcC9gGrbtvASEZSlFEYBnPkmff" text:style-name="Internet_20_link" text:visited-style-name="Visited_20_Internet_20_Link">Materialize Tutorial</text:a> <text:a xlink:type="simple" xlink:href="https://www.youtube.com/playlist?list=PL4cUxeGkcC9gGrbtvASEZSlFEYBnPkmff" text:style-name="Internet_20_link" text:visited-style-name="Visited_20_Internet_20_Link">View full playlist (25 videos)</text:a> <text:bookmark text:name="thumbnail6"/></text:p>
            </text:section>
            <text:section text:style-name="Sect1" text:name="Section40">
              <text:p text:style-name="Text_20_body"><text:bookmark text:name="playlist-thumbnails5"/><text:bookmark text:name="img12"/><text:s/><text:a xlink:type="simple" xlink:href="https://www.youtube.com/watch?v=4d-gIPGzmK4&amp;list=PL4cUxeGkcC9itfjle0ji1xOZ2cjRGY_WB" text:style-name="Internet_20_link" text:visited-style-name="Visited_20_Internet_20_Link">Firebase Firestore Tutorial</text:a> <text:a xlink:type="simple" xlink:href="https://www.youtube.com/playlist?list=PL4cUxeGkcC9itfjle0ji1xOZ2cjRGY_WB" text:style-name="Internet_20_link" text:visited-style-name="Visited_20_Internet_20_Link">View full playlist (10 videos)</text:a> <text:bookmark text:name="thumbnail7"/></text:p>
            </text:section>
            <text:h text:style-name="Heading_20_3" text:outline-level="3"><text:a xlink:type="simple" xlink:href="https://www.youtube.com/watch?v=4l3bTDlT6ZI&amp;list=PL4cUxeGkcC9i5yvDkJgt60vNVWffpblB7" text:style-name="Internet_20_link" text:visited-style-name="Visited_20_Internet_20_Link">Object Oriented JavaScript</text:a> <text:a xlink:type="simple" xlink:href="https://www.youtube.com/playlist?list=PL4cUxeGkcC9i5yvDkJgt60vNVWffpblB7" text:style-name="Internet_20_link" text:visited-style-name="Visited_20_Internet_20_Link">View full playlist (11 videos)</text:a> <text:bookmark text:name="thumbnail8"/></text:h>
            <text:section text:style-name="Sect1" text:name="Section52">
              <text:p text:style-name="Text_20_body"><text:bookmark text:name="playlist-thumbnails7"/><text:bookmark text:name="img14"/><text:s/><text:a xlink:type="simple" xlink:href="https://www.youtube.com/watch?v=nWBtU2QNhxk&amp;list=PL4cUxeGkcC9i2TdO1NqDg0KigL-WkL4Vl" text:style-name="Internet_20_link" text:visited-style-name="Visited_20_Internet_20_Link">Real-time Chat with Vue &amp; Firebase (Preview)</text:a> <text:a xlink:type="simple" xlink:href="https://www.youtube.com/playlist?list=PL4cUxeGkcC9i2TdO1NqDg0KigL-WkL4Vl" text:style-name="Internet_20_link" text:visited-style-name="Visited_20_Internet_20_Link">View full playlist (8 videos)</text:a> <text:bookmark text:name="thumbnail9"/></text:p>
            </text:section>
            <text:section text:style-name="Sect1" text:name="Section58">
              <text:p text:style-name="Text_20_body"><text:bookmark text:name="playlist-thumbnails8"/><text:bookmark text:name="img15"/><text:s/><text:a xlink:type="simple" xlink:href="https://www.youtube.com/watch?v=5LYrN_cAJoA&amp;list=PL4cUxeGkcC9gQcYgjhBoeQH7wiAyZNrYa" text:style-name="Internet_20_link" text:visited-style-name="Visited_20_Internet_20_Link">Vue JS 2 Tutorial</text:a> <text:a xlink:type="simple" xlink:href="https://www.youtube.com/playlist?list=PL4cUxeGkcC9gQcYgjhBoeQH7wiAyZNrYa" text:style-name="Internet_20_link" text:visited-style-name="Visited_20_Internet_20_Link">View full playlist (45 videos)</text:a> <text:bookmark text:name="thumbnail10"/></text:p>
            </text:section>
            <text:section text:style-name="Sect1" text:name="Section64">
              <text:p text:style-name="Text_20_body"><text:bookmark text:name="playlist-thumbnails9"/><text:bookmark text:name="img16"/><text:s/><text:a xlink:type="simple" xlink:href="https://www.youtube.com/watch?v=Y0lDGjwRYKw&amp;list=PL4cUxeGkcC9iK6Qhn-QLcXCXPQUov1U7f" text:style-name="Internet_20_link" text:visited-style-name="Visited_20_Internet_20_Link">GraphQL Tutorial</text:a> <text:a xlink:type="simple" xlink:href="https://www.youtube.com/playlist?list=PL4cUxeGkcC9iK6Qhn-QLcXCXPQUov1U7f" text:style-name="Internet_20_link" text:visited-style-name="Visited_20_Internet_20_Link">View full playlist (36 videos)</text:a> <text:bookmark text:name="thumbnail11"/></text:p>
            </text:section>
            <text:section text:style-name="Sect1" text:name="Section70">
              <text:p text:style-name="Text_20_body"><text:bookmark text:name="playlist-thumbnails10"/><text:bookmark text:name="img17"/><text:s/><text:a xlink:type="simple" xlink:href="https://www.youtube.com/watch?v=r6I-Ahc0HB4&amp;list=PL4cUxeGkcC9g6m_6Sld9Q4jzqdqHd2HiD" text:style-name="Internet_20_link" text:visited-style-name="Visited_20_Internet_20_Link">Regular Expressions (RegEx) Tutorial</text:a> <text:a xlink:type="simple" xlink:href="https://www.youtube.com/playlist?list=PL4cUxeGkcC9g6m_6Sld9Q4jzqdqHd2HiD" text:style-name="Internet_20_link" text:visited-style-name="Visited_20_Internet_20_Link">View full playlist (16 videos)</text:a> <text:bookmark text:name="thumbnail12"/></text:p>
            </text:section>
            <text:section text:style-name="Sect1" text:name="Section76">
              <text:p text:style-name="P1"><text:bookmark text:name="playlist-thumbnails11"/><text:bookmark text:name="img18"/><text:s/><text:a xlink:type="simple" xlink:href="https://www.youtube.com/watch?v=8Yum7EQgadM&amp;list=PL4cUxeGkcC9ii5PB2UMyYH7QFZWfGnVgZ" text:style-name="Internet_20_link" text:visited-style-name="Visited_20_Internet_20_Link">CSS Variables Tutorial</text:a> <text:a xlink:type="simple" xlink:href="https://www.youtube.com/playlist?list=PL4cUxeGkcC9ii5PB2UMyYH7QFZWfGnVgZ" text:style-name="Internet_20_link" text:visited-style-name="Visited_20_Internet_20_Link">View full playlist (4 videos)</text:a> <text:bookmark text:name="thumbnail13"/></text:p>
            </text:section>
            <text:section text:style-name="Sect1" text:name="Section82">
              <text:p text:style-name="Text_20_body"><text:bookmark text:name="playlist-thumbnails12"/><text:bookmark text:name="img19"/><text:s/><text:a xlink:type="simple" xlink:href="https://www.youtube.com/watch?v=n-FTlQ7Djqc&amp;list=PL4cUxeGkcC9ib4HsrXEYpQnTOTZE1x0uc" text:style-name="Internet_20_link" text:visited-style-name="Visited_20_Internet_20_Link">Django Tutorial (Create a Blog)</text:a> <text:a xlink:type="simple" xlink:href="https://www.youtube.com/playlist?list=PL4cUxeGkcC9ib4HsrXEYpQnTOTZE1x0uc" text:style-name="Internet_20_link" text:visited-style-name="Visited_20_Internet_20_Link">View full playlist (32 videos)</text:a> <text:bookmark text:name="thumbnail14"/></text:p>
            </text:section>
            <text:section text:style-name="Sect1" text:name="Section88">
              <text:p text:style-name="Text_20_body"><text:bookmark text:name="playlist-thumbnails13"/><text:bookmark text:name="img20"/><text:s/><text:a xlink:type="simple" xlink:href="https://www.youtube.com/watch?v=sakQbeRjgwg&amp;list=PL4cUxeGkcC9jdm7QX143aMLAqyM-jTZ2x" text:style-name="Internet_20_link" text:visited-style-name="Visited_20_Internet_20_Link">OAuth Login (Passport.js) Tutorial</text:a> <text:a xlink:type="simple" xlink:href="https://www.youtube.com/playlist?list=PL4cUxeGkcC9jdm7QX143aMLAqyM-jTZ2x" text:style-name="Internet_20_link" text:visited-style-name="Visited_20_Internet_20_Link">View full playlist (21 videos)</text:a> <text:bookmark text:name="thumbnail15"/></text:p>
            </text:section>
            <text:section text:style-name="Sect1" text:name="Section94">
              <text:p text:style-name="Text_20_body"><text:bookmark text:name="playlist-thumbnails14"/><text:bookmark text:name="img21"/><text:s/><text:a xlink:type="simple" xlink:href="https://www.youtube.com/watch?v=B9OZkATMbag&amp;list=PL4cUxeGkcC9htzG9o-QzCTsGMbmfuF4kk" text:style-name="Internet_20_link" text:visited-style-name="Visited_20_Internet_20_Link">CSS Tips &amp; Tricks</text:a> <text:a xlink:type="simple" xlink:href="https://www.youtube.com/playlist?list=PL4cUxeGkcC9htzG9o-QzCTsGMbmfuF4kk" text:style-name="Internet_20_link" text:visited-style-name="Visited_20_Internet_20_Link">View full playlist (5 videos)</text:a> <text:bookmark text:name="thumbnail16"/></text:p>
            </text:section>
            <text:section text:style-name="Sect1" text:name="Section100">
              <text:p text:style-name="Text_20_body"><text:bookmark text:name="playlist-thumbnails15"/><text:bookmark text:name="img22"/><text:s/><text:a xlink:type="simple" xlink:href="https://www.youtube.com/watch?v=x7tLPhnA06w&amp;list=PL4cUxeGkcC9itC4TxYMzFCfveyutyPOCY" text:style-name="Internet_20_link" text:visited-style-name="Visited_20_Internet_20_Link">CSS Grid Tutorial</text:a> <text:a xlink:type="simple" xlink:href="https://www.youtube.com/playlist?list=PL4cUxeGkcC9itC4TxYMzFCfveyutyPOCY" text:style-name="Internet_20_link" text:visited-style-name="Visited_20_Internet_20_Link">View full playlist (10 videos)</text:a> <text:bookmark text:name="thumbnail17"/></text:p>
            </text:section>
            <text:section text:style-name="Sect1" text:name="Section106">
              <text:p text:style-name="Text_20_body"><text:bookmark text:name="playlist-thumbnails16"/><text:bookmark text:name="img23"/><text:s/><text:a xlink:type="simple" xlink:href="https://www.youtube.com/watch?v=FIORjGvT0kk&amp;list=PL4cUxeGkcC9gfoKa5la9dsdCNpuey2s-V" text:style-name="Internet_20_link" text:visited-style-name="Visited_20_Internet_20_Link">JavaScript DOM Tutorial</text:a> <text:a xlink:type="simple" xlink:href="https://www.youtube.com/playlist?list=PL4cUxeGkcC9gfoKa5la9dsdCNpuey2s-V" text:style-name="Internet_20_link" text:visited-style-name="Visited_20_Internet_20_Link">View full playlist (18 videos)</text:a> <text:bookmark text:name="thumbnail18"/></text:p>
            </text:section>
            <text:section text:style-name="Sect1" text:name="Section112">
              <text:p text:style-name="Text_20_body"><text:bookmark text:name="playlist-thumbnails17"/><text:bookmark text:name="img24"/><text:s/><text:a xlink:type="simple" xlink:href="https://www.youtube.com/watch?v=BGAu__J4xoc&amp;list=PL4cUxeGkcC9i371QO_Rtkl26MwtiJ30P2" text:style-name="Internet_20_link" text:visited-style-name="Visited_20_Internet_20_Link">Vuex Tutorial</text:a> <text:a xlink:type="simple" xlink:href="https://www.youtube.com/playlist?list=PL4cUxeGkcC9i371QO_Rtkl26MwtiJ30P2" text:style-name="Internet_20_link" text:visited-style-name="Visited_20_Internet_20_Link">View full playlist (8 videos)</text:a> <text:bookmark text:name="thumbnail19"/></text:p>
            </text:section>
            <text:h text:style-name="Heading_20_3" text:outline-level="3"><text:a xlink:type="simple" xlink:href="https://www.youtube.com/watch?v=Ozrduu2W9B8&amp;list=PL4cUxeGkcC9idu6GZ8EU_5B6WpKTdYZbK" text:style-name="Internet_20_link" text:visited-style-name="Visited_20_Internet_20_Link">Python 3 Tutorial for Beginners</text:a> <text:a xlink:type="simple" xlink:href="https://www.youtube.com/playlist?list=PL4cUxeGkcC9idu6GZ8EU_5B6WpKTdYZbK" text:style-name="Internet_20_link" text:visited-style-name="Visited_20_Internet_20_Link">View full playlist (29 videos)</text:a> <text:bookmark text:name="thumbnail20"/></text:h>
            <text:section text:style-name="Sect1" text:name="Section124">
              <text:p text:style-name="Text_20_body"><text:bookmark text:name="playlist-thumbnails19"/><text:bookmark text:name="img26"/><text:s/><text:a xlink:type="simple" xlink:href="https://www.youtube.com/watch?v=3RjQznt-8kE&amp;list=PL4cUxeGkcC9goXbgTDQ0n_4TBzOO0ocPR" text:style-name="Internet_20_link" text:visited-style-name="Visited_20_Internet_20_Link">Git &amp; GitHub Tutorial for Beginners</text:a> <text:a xlink:type="simple" xlink:href="https://www.youtube.com/playlist?list=PL4cUxeGkcC9goXbgTDQ0n_4TBzOO0ocPR" text:style-name="Internet_20_link" text:visited-style-name="Visited_20_Internet_20_Link">View full playlist (12 videos)</text:a> <text:bookmark text:name="thumbnail21"/></text:p>
            </text:section>
            <text:section text:style-name="Sect1" text:name="Section130">
              <text:p text:style-name="Text_20_body"><text:bookmark text:name="playlist-thumbnails20"/><text:bookmark text:name="img27"/><text:s/><text:a xlink:type="simple" xlink:href="https://www.youtube.com/watch?v=vQjiN8Qgs3c&amp;list=PL4cUxeGkcC9i4V-_ZVwLmOusj8YAUhj_9" text:style-name="Internet_20_link" text:visited-style-name="Visited_20_Internet_20_Link">WebSockets Tutorial (Node &amp; Socket.io Chat App)</text:a> <text:a xlink:type="simple" xlink:href="https://www.youtube.com/playlist?list=PL4cUxeGkcC9i4V-_ZVwLmOusj8YAUhj_9" text:style-name="Internet_20_link" text:visited-style-name="Visited_20_Internet_20_Link">View full playlist (5 videos)</text:a> <text:bookmark text:name="thumbnail22"/></text:p>
            </text:section>
            <text:section text:style-name="Sect1" text:name="Section136">
              <text:p text:style-name="Text_20_body"><text:bookmark text:name="playlist-thumbnails21"/><text:bookmark text:name="img28"/><text:s/><text:a xlink:type="simple" xlink:href="https://www.youtube.com/watch?v=BRdcRFvuqsE&amp;list=PL4cUxeGkcC9jBcybHMTIia56aV21o2cZ8" text:style-name="Internet_20_link" text:visited-style-name="Visited_20_Internet_20_Link">REST API Tutorials (Node, Express &amp; Mongo)</text:a> <text:a xlink:type="simple" xlink:href="https://www.youtube.com/playlist?list=PL4cUxeGkcC9jBcybHMTIia56aV21o2cZ8" text:style-name="Internet_20_link" text:visited-style-name="Visited_20_Internet_20_Link">View full playlist (17 videos)</text:a> <text:bookmark text:name="thumbnail23"/></text:p>
            </text:section>
            <text:section text:style-name="Sect1" text:name="Section142">
              <text:p text:style-name="Text_20_body"><text:bookmark text:name="playlist-thumbnails22"/><text:bookmark text:name="img29"/><text:s/><text:a xlink:type="simple" xlink:href="https://www.youtube.com/watch?v=QAgrHLtG1Yk&amp;list=PL4cUxeGkcC9jE_cGvLLC60C_PeF_24pvv" text:style-name="Internet_20_link" text:visited-style-name="Visited_20_Internet_20_Link">Bootstrap 4 Tutorials</text:a> <text:a xlink:type="simple" xlink:href="https://www.youtube.com/playlist?list=PL4cUxeGkcC9jE_cGvLLC60C_PeF_24pvv" text:style-name="Internet_20_link" text:visited-style-name="Visited_20_Internet_20_Link">View full playlist (12 videos)</text:a> <text:bookmark text:name="thumbnail24"/></text:p>
            </text:section>
            <text:section text:style-name="Sect1" text:name="Section148">
              <text:p text:style-name="Text_20_body"><text:bookmark text:name="playlist-thumbnails23"/><text:bookmark text:name="img30"/><text:s/><text:a xlink:type="simple" xlink:href="https://www.youtube.com/watch?v=9OPP_1eAENg&amp;list=PL4cUxeGkcC9jpvoYriLI0bY8DOgWZfi6u" text:style-name="Internet_20_link" text:visited-style-name="Visited_20_Internet_20_Link">MongoDB Tutorial for Beginners</text:a> <text:a xlink:type="simple" xlink:href="https://www.youtube.com/playlist?list=PL4cUxeGkcC9jpvoYriLI0bY8DOgWZfi6u" text:style-name="Internet_20_link" text:visited-style-name="Visited_20_Internet_20_Link">View full playlist (16 videos)</text:a> <text:bookmark text:name="thumbnail25"/></text:p>
            </text:section>
            <text:section text:style-name="Sect1" text:name="Section154">
              <text:p text:style-name="Text_20_body"><text:bookmark text:name="playlist-thumbnails24"/><text:bookmark text:name="img31"/><text:s/><text:a xlink:type="simple" xlink:href="https://www.youtube.com/watch?v=yZ0f1Apb5CU&amp;list=PL4cUxeGkcC9i0_2FF-WhtRIfIJ1lXlTZR" text:style-name="Internet_20_link" text:visited-style-name="Visited_20_Internet_20_Link">React Tutorials</text:a> <text:a xlink:type="simple" xlink:href="https://www.youtube.com/playlist?list=PL4cUxeGkcC9i0_2FF-WhtRIfIJ1lXlTZR" text:style-name="Internet_20_link" text:visited-style-name="Visited_20_Internet_20_Link">View full playlist (16 videos)</text:a> <text:bookmark text:name="thumbnail26"/></text:p>
            </text:section>
            <text:section text:style-name="Sect1" text:name="Section160">
              <text:p text:style-name="Text_20_body"><text:bookmark text:name="playlist-thumbnails25"/><text:bookmark text:name="img32"/><text:soft-page-break/><text:s/><text:a xlink:type="simple" xlink:href="https://www.youtube.com/watch?v=ytRnPV0kRN0&amp;list=PL4cUxeGkcC9iTQ3J5oa6orDIMQKKxl8dC" text:style-name="Internet_20_link" text:visited-style-name="Visited_20_Internet_20_Link">Webpack Tutorials for Beginners</text:a> <text:a xlink:type="simple" xlink:href="https://www.youtube.com/playlist?list=PL4cUxeGkcC9iTQ3J5oa6orDIMQKKxl8dC" text:style-name="Internet_20_link" text:visited-style-name="Visited_20_Internet_20_Link">View full playlist (6 videos)</text:a> <text:bookmark text:name="thumbnail27"/></text:p>
            </text:section>
            <text:section text:style-name="Sect1" text:name="Section166">
              <text:p text:style-name="Text_20_body"><text:bookmark text:name="playlist-thumbnails26"/><text:bookmark text:name="img33"/><text:s/><text:a xlink:type="simple" xlink:href="https://www.youtube.com/watch?v=HiHHvTcHiEk&amp;list=PL4cUxeGkcC9g5_p_BVUGWykHfqx6bb7qK" text:style-name="Internet_20_link" text:visited-style-name="Visited_20_Internet_20_Link">Styling a HTML5 Form</text:a> <text:a xlink:type="simple" xlink:href="https://www.youtube.com/playlist?list=PL4cUxeGkcC9g5_p_BVUGWykHfqx6bb7qK" text:style-name="Internet_20_link" text:visited-style-name="Visited_20_Internet_20_Link">View full playlist (6 videos)</text:a> <text:bookmark text:name="thumbnail28"/></text:p>
            </text:section>
            <text:section text:style-name="Sect1" text:name="Section172">
              <text:p text:style-name="Text_20_body"><text:bookmark text:name="playlist-thumbnails27"/><text:bookmark text:name="img34"/><text:s/><text:a xlink:type="simple" xlink:href="https://www.youtube.com/watch?v=DwTNR3EBSJQ&amp;list=PL4cUxeGkcC9jqhk5RvBiEwHMKSUXPyng0" text:style-name="Internet_20_link" text:visited-style-name="Visited_20_Internet_20_Link">Angular 2 Tutorials</text:a> <text:a xlink:type="simple" xlink:href="https://www.youtube.com/playlist?list=PL4cUxeGkcC9jqhk5RvBiEwHMKSUXPyng0" text:style-name="Internet_20_link" text:visited-style-name="Visited_20_Internet_20_Link">View full playlist (27 videos)</text:a> <text:bookmark text:name="thumbnail29"/></text:p>
            </text:section>
            <text:section text:style-name="Sect1" text:name="Section178">
              <text:p text:style-name="Text_20_body"><text:bookmark text:name="playlist-thumbnails28"/><text:bookmark text:name="img35"/><text:s/><text:a xlink:type="simple" xlink:href="https://www.youtube.com/watch?v=KAD-l__vek4&amp;list=PL4cUxeGkcC9j85fkVyCzCMJDfteLtrl_y" text:style-name="Internet_20_link" text:visited-style-name="Visited_20_Internet_20_Link">Grunt JS Tutorials</text:a> <text:a xlink:type="simple" xlink:href="https://www.youtube.com/playlist?list=PL4cUxeGkcC9j85fkVyCzCMJDfteLtrl_y" text:style-name="Internet_20_link" text:visited-style-name="Visited_20_Internet_20_Link">View full playlist (6 videos)</text:a> <text:bookmark text:name="thumbnail30"/></text:p>
            </text:section>
            <text:section text:style-name="Sect1" text:name="Section184">
              <text:p text:style-name="Text_20_body"><text:bookmark text:name="playlist-thumbnails29"/><text:bookmark text:name="img36"/><text:s/><text:a xlink:type="simple" xlink:href="https://www.youtube.com/watch?v=YxWMxJONp7E&amp;list=PL4cUxeGkcC9jAhrjtZ9U93UMIhnCc44MH" text:style-name="Internet_20_link" text:visited-style-name="Visited_20_Internet_20_Link">Asynchronous JavaScript Tutorial</text:a> <text:a xlink:type="simple" xlink:href="https://www.youtube.com/playlist?list=PL4cUxeGkcC9jAhrjtZ9U93UMIhnCc44MH" text:style-name="Internet_20_link" text:visited-style-name="Visited_20_Internet_20_Link">View full playlist (5 videos)</text:a> <text:bookmark text:name="thumbnail31"/></text:p>
            </text:section>
            <text:section text:style-name="Sect1" text:name="Section190">
              <text:p text:style-name="Text_20_body"><text:bookmark text:name="playlist-thumbnails30"/><text:bookmark text:name="img37"/><text:s/><text:a xlink:type="simple" xlink:href="https://www.youtube.com/watch?v=Y8zMYaD1bz0&amp;list=PL4cUxeGkcC9i3FXJSUfmsNOx8E7u6UuhG" text:style-name="Internet_20_link" text:visited-style-name="Visited_20_Internet_20_Link">CSS Flexbox Tutorial</text:a> <text:a xlink:type="simple" xlink:href="https://www.youtube.com/playlist?list=PL4cUxeGkcC9i3FXJSUfmsNOx8E7u6UuhG" text:style-name="Internet_20_link" text:visited-style-name="Visited_20_Internet_20_Link">View full playlist (12 videos)</text:a> <text:bookmark text:name="thumbnail32"/></text:p>
            </text:section>
            <text:section text:style-name="Sect1" text:name="Section196">
              <text:p text:style-name="Text_20_body"><text:bookmark text:name="playlist-thumbnails31"/><text:bookmark text:name="img38"/><text:s/><text:a xlink:type="simple" xlink:href="https://www.youtube.com/watch?v=St5B7hnMLjg&amp;list=PL4cUxeGkcC9iEwigam3gTjU_7IA3W2WZA" text:style-name="Internet_20_link" text:visited-style-name="Visited_20_Internet_20_Link">SASS Tutorial</text:a> <text:a xlink:type="simple" xlink:href="https://www.youtube.com/playlist?list=PL4cUxeGkcC9iEwigam3gTjU_7IA3W2WZA" text:style-name="Internet_20_link" text:visited-style-name="Visited_20_Internet_20_Link">View full playlist (12 videos)</text:a> <text:bookmark text:name="playlist-thumbnails32"/><text:bookmark text:name="img39"/><text:s/></text:p>
            </text:section>
            <text:h text:style-name="Heading_20_3" text:outline-level="3"><text:a xlink:type="simple" xlink:href="https://www.youtube.com/watch?v=w-7RQ46RgxU&amp;list=PL4cUxeGkcC9gcy9lrvMJ75z9maRw4byYp" text:style-name="Internet_20_link" text:visited-style-name="Visited_20_Internet_20_Link">Node JS Tutorial for Beginners</text:a> <text:a xlink:type="simple" xlink:href="https://www.youtube.com/playlist?list=PL4cUxeGkcC9gcy9lrvMJ75z9maRw4byYp" text:style-name="Internet_20_link" text:visited-style-name="Visited_20_Internet_20_Link">View full playlist (37 videos)</text:a> <text:bookmark text:name="thumbnail34"/></text:h>
            <text:h text:style-name="Heading_20_3" text:outline-level="3"><text:a xlink:type="simple" xlink:href="https://www.youtube.com/watch?v=jgw82b5Y2MU&amp;list=PL4cUxeGkcC9iGYgmEd2dm3zAKzyCGDtM5" text:style-name="Internet_20_link" text:visited-style-name="Visited_20_Internet_20_Link">CSS Animation Tutorial</text:a> <text:a xlink:type="simple" xlink:href="https://www.youtube.com/playlist?list=PL4cUxeGkcC9iGYgmEd2dm3zAKzyCGDtM5" text:style-name="Internet_20_link" text:visited-style-name="Visited_20_Internet_20_Link">View full playlist (13 videos)</text:a> <text:bookmark text:name="thumbnail35"/></text:h>
            <text:section text:style-name="Sect1" text:name="Section214">
              <text:p text:style-name="Text_20_body"><text:bookmark text:name="playlist-thumbnails34"/><text:bookmark text:name="img41"/><text:s/><text:a xlink:type="simple" xlink:href="https://www.youtube.com/watch?v=ANDyf6VEYHE&amp;list=PL4cUxeGkcC9gdqHxcUgGhl_cV6xET1_0N" text:style-name="Internet_20_link" text:visited-style-name="Visited_20_Internet_20_Link">JavaScript Tips &amp; Tricks</text:a> <text:a xlink:type="simple" xlink:href="https://www.youtube.com/playlist?list=PL4cUxeGkcC9gdqHxcUgGhl_cV6xET1_0N" text:style-name="Internet_20_link" text:visited-style-name="Visited_20_Internet_20_Link">View full playlist (2 videos)</text:a> <text:bookmark text:name="thumbnail36"/></text:p>
            </text:section>
            <text:section text:style-name="Sect1" text:name="Section220">
              <text:p text:style-name="Text_20_body"><text:bookmark text:name="playlist-thumbnails35"/><text:bookmark text:name="img42"/><text:s/><text:a xlink:type="simple" xlink:href="https://www.youtube.com/watch?v=RzEzFVmtK0I&amp;list=PL4cUxeGkcC9jjVlRiZnRnAGFSCK3Lu_i-" text:style-name="Internet_20_link" text:visited-style-name="Visited_20_Internet_20_Link">PSD to HTML &amp; CSS Series 1 (unresponsive)</text:a> <text:a xlink:type="simple" xlink:href="https://www.youtube.com/playlist?list=PL4cUxeGkcC9jjVlRiZnRnAGFSCK3Lu_i-" text:style-name="Internet_20_link" text:visited-style-name="Visited_20_Internet_20_Link">View full playlist (11 videos)</text:a> <text:bookmark text:name="thumbnail37"/></text:p>
            </text:section>
            <text:h text:style-name="Heading_20_3" text:outline-level="3"><text:a xlink:type="simple" xlink:href="https://www.youtube.com/watch?v=jVe1GBCqFIE&amp;list=PL4cUxeGkcC9hNUJ0j6ccnOAcJIPoTRpO4" text:style-name="Internet_20_link" text:visited-style-name="Visited_20_Internet_20_Link">jQuery Tutorials for Beginners</text:a> <text:a xlink:type="simple" xlink:href="https://www.youtube.com/playlist?list=PL4cUxeGkcC9hNUJ0j6ccnOAcJIPoTRpO4" text:style-name="Internet_20_link" text:visited-style-name="Visited_20_Internet_20_Link">View full playlist (26 videos)</text:a> <text:bookmark text:name="thumbnail38"/></text:h>
            <text:section text:style-name="Sect1" text:name="Section232">
              <text:p text:style-name="P1"><text:bookmark text:name="img44"/><text:bookmark text:name="playlist-thumbnails37"/><text:s/><text:a xlink:type="simple" xlink:href="https://www.youtube.com/watch?v=7ZXsPj43heo&amp;list=PL4cUxeGkcC9hudKGi5o5UiWuTAGbxiLTh" text:style-name="Internet_20_link" text:visited-style-name="Visited_20_Internet_20_Link">CSS Positioning Tutorials</text:a> <text:a xlink:type="simple" xlink:href="https://www.youtube.com/playlist?list=PL4cUxeGkcC9hudKGi5o5UiWuTAGbxiLTh" text:style-name="Internet_20_link" text:visited-style-name="Visited_20_Internet_20_Link">View full playlist (12 videos)</text:a> <text:bookmark text:name="thumbnail39"/></text:p>
            </text:section>
            <text:section text:style-name="Sect1" text:name="Section238">
              <text:p text:style-name="Text_20_body"><text:bookmark text:name="playlist-thumbnails38"/><text:bookmark text:name="img45"/><text:s/><text:a xlink:type="simple" xlink:href="https://www.youtube.com/watch?v=3tLb3i7GB38&amp;list=PL4cUxeGkcC9g9Vh9MAA-XKnfJsWZnPZFw" text:style-name="Internet_20_link" text:visited-style-name="Visited_20_Internet_20_Link">Responsive Web Design Tutorials</text:a> <text:a xlink:type="simple" xlink:href="https://www.youtube.com/playlist?list=PL4cUxeGkcC9g9Vh9MAA-XKnfJsWZnPZFw" text:style-name="Internet_20_link" text:visited-style-name="Visited_20_Internet_20_Link">View full playlist (12 videos)</text:a> <text:bookmark text:name="thumbnail40"/></text:p>
            </text:section>
            <text:section text:style-name="Sect1" text:name="Section244">
              <text:p text:style-name="Text_20_body"><text:bookmark text:name="playlist-thumbnails39"/><text:bookmark text:name="img46"/><text:s/><text:a xlink:type="simple" xlink:href="https://www.youtube.com/watch?v=KiFqtm0kRlI&amp;list=PL4cUxeGkcC9j-0YIv3EDq58-B1yZWvw8_" text:style-name="Internet_20_link" text:visited-style-name="Visited_20_Internet_20_Link">PSD to Responsive Website Tutorial</text:a> <text:a xlink:type="simple" xlink:href="https://www.youtube.com/playlist?list=PL4cUxeGkcC9j-0YIv3EDq58-B1yZWvw8_" text:style-name="Internet_20_link" text:visited-style-name="Visited_20_Internet_20_Link">View full playlist (12 videos)</text:a> <text:bookmark text:name="thumbnail41"/></text:p>
            </text:section>
            <text:section text:style-name="Sect1" text:name="Section250">
              <text:p text:style-name="Text_20_body"><text:bookmark text:name="playlist-thumbnails40"/><text:bookmark text:name="img47"/><text:s/><text:a xlink:type="simple" xlink:href="https://www.youtube.com/watch?v=xvfm7IpEkBk&amp;list=PL4cUxeGkcC9g_69kOfXICzT_hZ79_td99" text:style-name="Internet_20_link" text:visited-style-name="Visited_20_Internet_20_Link">Bootstrap 3 Tutorials</text:a> <text:a xlink:type="simple" xlink:href="https://www.youtube.com/playlist?list=PL4cUxeGkcC9g_69kOfXICzT_hZ79_td99" text:style-name="Internet_20_link" text:visited-style-name="Visited_20_Internet_20_Link">View full playlist (28 videos)</text:a> <text:bookmark text:name="thumbnail42"/></text:p>
            </text:section>
            <text:section text:style-name="Sect1" text:name="Section256">
              <text:p text:style-name="Text_20_body"><text:bookmark text:name="playlist-thumbnails41"/><text:bookmark text:name="img48"/><text:s/><text:a xlink:type="simple" xlink:href="https://www.youtube.com/watch?v=czIRtH1n2bQ&amp;list=PL4cUxeGkcC9gnow7e45LQFkNVxwQ5BH-W" text:style-name="Internet_20_link" text:visited-style-name="Visited_20_Internet_20_Link">PSD to WordPress Tutorial</text:a> <text:a xlink:type="simple" xlink:href="https://www.youtube.com/playlist?list=PL4cUxeGkcC9gnow7e45LQFkNVxwQ5BH-W" text:style-name="Internet_20_link" text:visited-style-name="Visited_20_Internet_20_Link">View full playlist (32 videos)</text:a> <text:bookmark text:name="thumbnail43"/></text:p>
            </text:section>
            <text:section text:style-name="Sect1" text:name="Section262">
              <text:p text:style-name="Text_20_body"><text:bookmark text:name="playlist-thumbnails42"/><text:bookmark text:name="img49"/><text:s/><text:a xlink:type="simple" xlink:href="https://www.youtube.com/watch?v=FlUCU13dJyo&amp;list=PL4cUxeGkcC9gsJS5QgFT2IvWIX78dV3_v" text:style-name="Internet_20_link" text:visited-style-name="Visited_20_Internet_20_Link">AngularJS Tutorials</text:a> <text:a xlink:type="simple" xlink:href="https://www.youtube.com/playlist?list=PL4cUxeGkcC9gsJS5QgFT2IvWIX78dV3_v" text:style-name="Internet_20_link" text:visited-style-name="Visited_20_Internet_20_Link">View full playlist (25 videos)</text:a> <text:bookmark text:name="thumbnail44"/></text:p>
            </text:section>
            <text:section text:style-name="Sect1" text:name="Section268">
              <text:p text:style-name="Text_20_body"><text:bookmark text:name="playlist-thumbnails43"/><text:bookmark text:name="img50"/><text:s/><text:a xlink:type="simple" xlink:href="https://www.youtube.com/watch?v=0Mp2kwE8xY0&amp;list=PL4cUxeGkcC9gKfw25slm4CUDUcM_sXdml" text:style-name="Internet_20_link" text:visited-style-name="Visited_20_Internet_20_Link">JavaScript ES6 Tutorials</text:a> <text:a xlink:type="simple" xlink:href="https://www.youtube.com/playlist?list=PL4cUxeGkcC9gKfw25slm4CUDUcM_sXdml" text:style-name="Internet_20_link" text:visited-style-name="Visited_20_Internet_20_Link">View full playlist (11 videos)</text:a> <text:bookmark text:name="thumbnail45"/></text:p>
            </text:section>
            <text:section text:style-name="Sect1" text:name="Section274">
              <text:p text:style-name="Text_20_body"><text:a xlink:type="simple" xlink:href="https://www.youtube.com/watch?v=qoSksQ4s_hg&amp;list=PL4cUxeGkcC9i9Ae2D9Ee1RvylH38dKuET" text:style-name="Internet_20_link" text:visited-style-name="Visited_20_Internet_20_Link">JavaScript Tutorials for Beginners</text:a> <text:a xlink:type="simple" xlink:href="https://www.youtube.com/playlist?list=PL4cUxeGkcC9i9Ae2D9Ee1RvylH38dKuET" text:style-name="Internet_20_link" text:visited-style-name="Visited_20_Internet_20_Link">View full playlist (46 videos)</text:a> <text:bookmark text:name="thumbnail46"/></text:p>
            </text:section>
            <text:section text:style-name="Sect1" text:name="Section280">
              <text:p text:style-name="Text_20_body"><text:bookmark text:name="playlist-thumbnails45"/><text:bookmark text:name="img52"/><text:s/><text:a xlink:type="simple" xlink:href="https://www.youtube.com/watch?v=I9XRrlOOazo&amp;list=PL4cUxeGkcC9gQeDH6xYhmO-db2mhoTSrT" text:style-name="Internet_20_link" text:visited-style-name="Visited_20_Internet_20_Link">CSS Tutorials For Beginners</text:a> <text:a xlink:type="simple" xlink:href="https://www.youtube.com/playlist?list=PL4cUxeGkcC9gQeDH6xYhmO-db2mhoTSrT" text:style-name="Internet_20_link" text:visited-style-name="Visited_20_Internet_20_Link">View full playlist (53 videos)</text:a> <text:bookmark text:name="thumbnail47"/></text:p>
            </text:section>
            <text:h text:style-name="Heading_20_3" text:outline-level="3"><text:a xlink:type="simple" xlink:href="https://www.youtube.com/watch?v=Y1BlT4_c_SU&amp;list=PL4cUxeGkcC9ibZ2TSBaGGNrgh4ZgYE6Cc" text:style-name="Internet_20_link" text:visited-style-name="Visited_20_Internet_20_Link">HTML Tutorials For Beginners</text:a> <text:a xlink:type="simple" xlink:href="https://www.youtube.com/playlist?list=PL4cUxeGkcC9ibZ2TSBaGGNrgh4ZgYE6Cc" text:style-name="Internet_20_link" text:visited-style-name="Visited_20_Internet_20_Link">View full playlist (17 videos)</text:a> </text:h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15:22:55.783579634</meta:creation-date>
    <dc:date>2018-11-01T23:06:07.116133831</dc:date>
    <meta:editing-duration>PT7H43M11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2" meta:paragraph-count="49" meta:word-count="441" meta:character-count="2903" meta:non-whitespace-character-count="2422"/>
  </office:meta>
</office:document-meta>
</file>